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e Web-Oberfläche</text:h>
      <text:p text:style-name="Text_20_body">Die Web-Oberfläche soll im wesentlichen zwei Aufgaben erfüllen.</text:p>
      <text:p text:style-name="Text_20_body">Einerseits soll sie den Besuchern der vom Auftraggeber veranstalteten LAN-Parties Informationen darüber liefern, welche Dienste vom Veranstalter auf welchen Rechnern im Netzwerk zur Verfügung gestellt werden.</text:p>
      <text:p text:style-name="Text_20_body">Andererseits dient sie dem Veranstalter nach entsprechender Authentifizierung als Werkzeug zur Verwaltung der bei der LAN-Party verwendeten Server-Farm.</text:p>
      <text:h text:style-name="Heading_20_2" text:outline-level="2">Besucher-Sicht</text:h>
      <text:p text:style-name="Text_20_body">Besucher der LAN-Party sollen schnell eine Übersicht über die angebotenen Dienste erhalten. Aus ergonomischer Sicht haben wir uns hier für eine Darstellung im Stil eines Dashboards entschieden, auf dem die einzelnen Server der Server-Farm als aufklappbare Boxen dargestellt werden.</text:p>
      <text:p text:style-name="Text_20_body">Der Status der Server und der auf den Servern installierten Dienste wird hier durch ein einfaches Farbsystem dargestellt:</text:p>
      <text:list xml:id="list22672784" text:style-name="L1">
        <text:list-item>
          <text:p text:style-name="P1">Grün: Alle auf dem Server installierten Dienste laufen</text:p>
        </text:list-item>
        <text:list-item>
          <text:p text:style-name="P1">Gelb: Auf dem Server sind einige der installierten Dienste gestartet</text:p>
        </text:list-item>
        <text:list-item>
          <text:p text:style-name="P1">Rot: Es sind keine Dienste gestartet</text:p>
        </text:list-item>
        <text:list-item>
          <text:p text:style-name="P1">Schwarz: Der Server ist nicht erreichbar</text:p>
        </text:list-item>
      </text:list>
      <text:p text:style-name="Text_20_body">Nach einem Klick auf den Server wird dem Besucher die Liste der auf diesem Server installierten Dienste angezeigt, wobei auch hier wieder eine „Ampel“ - allerdings hier nur grün oder rot – anzeigt, ob der Dienst gestartet ist oder nicht.</text:p>
      <text:h text:style-name="Heading_20_2" text:outline-level="2">Administrator-Sicht</text:h>
      <text:p text:style-name="Text_20_body">Administratoren müssen nach einer entsprechenden Authentifizerung die Server verwalten können. Das Aussehen der Verwaltungsoberfläche entspricht zunächst der Oberfläche, die auch Besucher sehen, bietet jedoch nach dem Anklicken der Server weiterreichende Möglichkeiten: Administratoren können neue Dienste auf den Servern installieren und bestehende Dienste starten, stoppen oder deinstallieren.</text:p>
      <text:p text:style-name="Text_20_body">Weiterhin haben sie die Möglichkeit, den Software-Katalog, also den Katalog der Dienste, die auf den Servern installiert werden können, zu verwalten. Ergonomisch kommen auch hier zur übersichtlichen Darstellung der Daten die aufklappbaren Boxen zum Einsatz, die auch für die Server-Verwaltung verwend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6T02:13:05.92</meta:creation-date>
    <meta:document-statistic meta:table-count="0" meta:image-count="0" meta:object-count="0" meta:page-count="1" meta:paragraph-count="15" meta:word-count="276" meta:character-count="2020"/>
    <dc:date>2012-02-16T03:07:21.27</dc:date>
    <meta:editing-duration>PT8M1S</meta:editing-duration>
    <meta:editing-cycles>1</meta:editing-cycles>
    <meta:generator>LibreOffice/3.3$Win32 LibreOffice_project/330m19$Build-301</meta:generator>
  </office:meta>
</office:document-meta>
</file>